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789cm" fo:margin-left="0.118cm" fo:margin-right="1.683cm" table:align="margins"/>
    </style:style>
    <style:style style:name="Table1.A" style:family="table-column">
      <style:table-column-properties style:column-width="0.799cm" style:rel-column-width="453*"/>
    </style:style>
    <style:style style:name="Table1.B" style:family="table-column">
      <style:table-column-properties style:column-width="2.074cm" style:rel-column-width="1176*"/>
    </style:style>
    <style:style style:name="Table1.C" style:family="table-column">
      <style:table-column-properties style:column-width="1.226cm" style:rel-column-width="695*"/>
    </style:style>
    <style:style style:name="Table1.E" style:family="table-column">
      <style:table-column-properties style:column-width="2.357cm" style:rel-column-width="1336*"/>
    </style:style>
    <style:style style:name="Table1.F" style:family="table-column">
      <style:table-column-properties style:column-width="1.508cm" style:rel-column-width="855*"/>
    </style:style>
    <style:style style:name="Table1.H" style:family="table-column">
      <style:table-column-properties style:column-width="1.087cm" style:rel-column-width="616*"/>
    </style:style>
    <style:style style:name="Table1.J" style:family="table-column">
      <style:table-column-properties style:column-width="2.496cm" style:rel-column-width="14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8cb3e" officeooo:paragraph-rsid="0018cb3e"/>
    </style:style>
    <style:style style:name="P2" style:family="paragraph" style:parent-style-name="Text_20_body">
      <style:text-properties officeooo:rsid="0018dec3" officeooo:paragraph-rsid="0018dec3"/>
    </style:style>
    <style:style style:name="P3" style:family="paragraph" style:parent-style-name="Text_20_body">
      <style:text-properties officeooo:rsid="0019b0d6" officeooo:paragraph-rsid="0019b0d6"/>
    </style:style>
    <style:style style:name="P4" style:family="paragraph" style:parent-style-name="Text_20_body">
      <style:text-properties officeooo:rsid="0019b0d6" officeooo:paragraph-rsid="0019f2e4"/>
    </style:style>
    <style:style style:name="P5" style:family="paragraph" style:parent-style-name="Title">
      <style:text-properties officeooo:rsid="0018cb3e" officeooo:paragraph-rsid="0018cb3e"/>
    </style:style>
    <style:style style:name="P6" style:family="paragraph" style:parent-style-name="Text_20_body">
      <style:text-properties officeooo:rsid="0019f2e4" officeooo:paragraph-rsid="0019f2e4"/>
    </style:style>
    <style:style style:name="P7" style:family="paragraph" style:parent-style-name="Text_20_body">
      <style:text-properties officeooo:rsid="001b70eb" officeooo:paragraph-rsid="001b7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2</text:p>
      <text:p text:style-name="P1"/>
      <text:p text:style-name="P1">1. Considering the given Course Scheduling schema, below questions are answered:</text:p>
      <text:p text:style-name="P1">(a) What are plausible Primary Keys on each of the five relations?</text:p>
      <text:p text:style-name="P1"/>
      <text:p text:style-name="P1">Answer:</text:p>
      <text:p text:style-name="P1"/>
      <text:p text:style-name="P2">Yelp</text:p>
      <text:p text:style-name="P2">1.</text:p>
      <text:p text:style-name="P3">Explain</text:p>
      <text:p text:style-name="P2">select name,review_count from user </text:p>
      <text:p text:style-name="P2">group by user_id,name </text:p>
      <text:p text:style-name="P2">order by review_count desc limit 1;</text:p>
      <text:p text:style-name="P2"><text:s/>+----+-------------+-------+------+---------------+------+---------+------+---------+----------------+</text:p>
      <text:p text:style-name="P2">| id | select_type | table | type | possible_keys | key <text:s/>| key_len | ref <text:s/>| rows <text:s text:c="3"/>| Extra <text:s text:c="9"/>|</text:p>
      <text:p text:style-name="P2">+----+-------------+-------+------+---------------+------+---------+------+---------+----------------+</text:p>
      <text:p text:style-name="P2">| <text:s/>1 | SIMPLE <text:s text:c="5"/>| user <text:s/>| ALL <text:s/>| NULL <text:s text:c="9"/>| NULL | NULL <text:s text:c="3"/>| NULL | 1021667 | Using filesort |</text:p>
      <text:p text:style-name="P2">+----+-------------+-------+------+---------------+------+---------+------+---------+----------------+</text:p>
      <text:p text:style-name="P1"/>
      <text:p text:style-name="P3">2.</text:p>
      <text:p text:style-name="P3">Explain</text:p>
      <text:p text:style-name="P3">select business_id, name,review_count from business </text:p>
      <text:p text:style-name="P3">group by business_id </text:p>
      <text:p text:style-name="P3">order by review_count desc limit 1;</text:p>
      <text:p text:style-name="P3">+----+-------------+----------+------+---------------+------+---------+------+--------+----------------+</text:p>
      <text:p text:style-name="P3">| id | select_type | table <text:s text:c="3"/>| type | possible_keys | key <text:s/>| key_len | ref <text:s/>| rows <text:s text:c="2"/>| Extra <text:s text:c="9"/>|</text:p>
      <text:p text:style-name="P3">+----+-------------+----------+------+---------------+------+---------+------+--------+----------------+</text:p>
      <text:p text:style-name="P3">| <text:s/>1 | SIMPLE <text:s text:c="5"/>| business | ALL <text:s/>| PRIMARY <text:s text:c="6"/>| NULL | NULL <text:s text:c="3"/>| NULL | 142527 | Using filesort |</text:p>
      <text:p text:style-name="P3"><text:soft-page-break/>+----+-------------+----------+------+---------------+------+---------+------+--------+----------------+</text:p>
      <text:p text:style-name="P3">3. Explain select avg(review_count) from user;</text:p>
      <text:p text:style-name="P3">+----+-------------+-------+------+---------------+------+---------+------+---------+-------+</text:p>
      <text:p text:style-name="P3">| id | select_type | table | type | possible_keys | key <text:s/>| key_len | ref <text:s/>| rows <text:s text:c="3"/>| Extra |</text:p>
      <text:p text:style-name="P3">+----+-------------+-------+------+---------------+------+---------+------+---------+-------+</text:p>
      <text:p text:style-name="P3">| <text:s/>1 | SIMPLE <text:s text:c="5"/>| user <text:s/>| ALL <text:s/>| NULL <text:s text:c="9"/>| NULL | NULL <text:s text:c="3"/>| NULL | 1021667 | NULL <text:s/>|</text:p>
      <text:p text:style-name="P3">+----+-------------+-------+------+---------------+------+---------+------+---------+-------+</text:p>
      <text:p text:style-name="P4">4.</text:p>
      <text:p text:style-name="P6">select count(*) from (select user_id,average_stars as given_avg from user) as A</text:p>
      <text:p text:style-name="P6">inner join (select user_id,avg(stars)as computed_avg from review group by user_id) as B </text:p>
      <text:p text:style-name="P6">on B.user_id=A.user_id </text:p>
      <text:p text:style-name="P6">where A.given_avg-B.computed_avg&gt;0.5 or B.computed_avg-A.given_avg&gt;0.5;</text:p>
      <text:p text:style-name="P4"/>
      <text:p text:style-name="P7">+----+-------------+------------+------+---------------+-------------+---------+-----------+---------+---------------------------------+</text:p>
      <text:p text:style-name="P7">| id | select_type | table <text:s text:c="5"/>| type | possible_keys | key <text:s text:c="8"/>| key_len | ref <text:s text:c="6"/>| rows <text:s text:c="3"/>| Extra <text:s text:c="26"/>|</text:p>
      <text:p text:style-name="P7">+----+-------------+------------+------+---------------+-------------+---------+-----------+---------+---------------------------------+</text:p>
      <text:p text:style-name="P7">| <text:s/>1 | PRIMARY <text:s text:c="4"/>| &lt;derived2&gt; | ALL <text:s/>| NULL <text:s text:c="9"/>| NULL <text:s text:c="7"/>| NULL <text:s text:c="3"/>| NULL <text:s text:c="5"/>| 1021667 | NULL <text:s text:c="27"/>|</text:p>
      <text:p text:style-name="P7">| <text:s/>1 | PRIMARY <text:s text:c="4"/>| &lt;derived3&gt; | ref <text:s/>| &lt;auto_key0&gt; <text:s text:c="2"/>| &lt;auto_key0&gt; | 22 <text:s text:c="5"/>| A.user_id | <text:s text:c="5"/>10 | Using where <text:s text:c="20"/>|</text:p>
      <text:p text:style-name="P7">| <text:s/>3 | DERIVED <text:s text:c="4"/>| review <text:s text:c="4"/>| ALL <text:s/>| NULL <text:s text:c="9"/>| NULL <text:s text:c="7"/>| NULL <text:s text:c="3"/>| NULL <text:s text:c="5"/>| 1655155 | Using temporary; Using filesort |</text:p>
      <text:p text:style-name="P7">| <text:s/>2 | DERIVED <text:s text:c="4"/>| user <text:s text:c="6"/>| ALL <text:s/>| NULL <text:s text:c="9"/>| NULL <text:s text:c="7"/>| NULL <text:s text:c="3"/>| NULL <text:s text:c="5"/>| 1021667 | NULL <text:s text:c="27"/>|</text:p>
      <text:p text:style-name="P7">+----+-------------+------------+------+---------------+-------------+---------+-----------+---------+---------------------------------+</text:p>
      <text:p text:style-name="P7">5. select((select count(user_id) from user where review_count&gt;10)/(select count(user_id) from user))</text:p>
      <text:p text:style-name="P7">+----+-------------+-------+-------+---------------+---------+---------+------+---------+----------------+</text:p>
      <text:p text:style-name="P7"><text:soft-page-break/>| id | select_type | table | type <text:s/>| possible_keys | key <text:s text:c="4"/>| key_len | ref <text:s/>| rows <text:s text:c="3"/>| Extra <text:s text:c="9"/>|</text:p>
      <text:p text:style-name="P7">+----+-------------+-------+-------+---------------+---------+---------+------+---------+----------------+</text:p>
      <text:p text:style-name="P7">| <text:s/>1 | PRIMARY <text:s text:c="4"/>| NULL <text:s/>| NULL <text:s/>| NULL <text:s text:c="9"/>| NULL <text:s text:c="3"/>| NULL <text:s text:c="3"/>| NULL | <text:s text:c="3"/>NULL | No tables used |</text:p>
      <text:p text:style-name="P7">| <text:s/>3 | SUBQUERY <text:s text:c="3"/>| user <text:s/>| index | NULL <text:s text:c="9"/>| PRIMARY | 22 <text:s text:c="5"/>| NULL | 1021667 | Using index <text:s text:c="3"/>|</text:p>
      <text:p text:style-name="P7">| <text:s/>2 | SUBQUERY <text:s text:c="3"/>| user <text:s/>| ALL <text:s text:c="2"/>| NULL <text:s text:c="9"/>| NULL <text:s text:c="3"/>| NULL <text:s text:c="3"/>| NULL | 1021667 | Using where <text:s text:c="3"/>|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 table:number-columns-repeated="2"/>
        <table:table-column table:style-name="Table1.H"/>
        <table:table-column table:style-name="Table1.F"/>
        <table:table-column table:style-name="Table1.J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J1" office:value-type="string">
              <text:p text:style-name="Table_20_Contents"/>
            </table:table-cell>
          </table:table-row>
        </table:table-header-rows>
      </table:table>
      <text:p text:style-name="P7"/>
      <text:p text:style-name="P7">6. select (select sum(length(text)))/(select count(review_id)) from review;</text:p>
      <text:p text:style-name="P7">+----+--------------------+--------+------+---------------+------+---------+------+---------+----------------+</text:p>
      <text:p text:style-name="P7">| id | select_type <text:s text:c="7"/>| table <text:s/>| type | possible_keys | key <text:s/>| key_len | ref <text:s/>| rows <text:s text:c="3"/>| Extra <text:s text:c="9"/>|</text:p>
      <text:p text:style-name="P7">+----+--------------------+--------+------+---------------+------+---------+------+---------+----------------+</text:p>
      <text:p text:style-name="P7">| <text:s/>1 | PRIMARY <text:s text:c="11"/>| review | ALL <text:s/>| NULL <text:s text:c="9"/>| NULL | NULL <text:s text:c="3"/>| NULL | 1655155 | NULL <text:s text:c="10"/>|</text:p>
      <text:p text:style-name="P7">| <text:s/>3 | DEPENDENT SUBQUERY | NULL <text:s text:c="2"/>| NULL | NULL <text:s text:c="9"/>| NULL | NULL <text:s text:c="3"/>| NULL | <text:s text:c="3"/>NULL | No tables used |</text:p>
      <text:p text:style-name="P7">| <text:s/>2 | DEPENDENT SUBQUERY | NULL <text:s text:c="2"/>| NULL | NULL <text:s text:c="9"/>| NULL | NULL <text:s text:c="3"/>| NULL | <text:s text:c="3"/>NULL | No tables used |</text:p>
      <text:p text:style-name="P7">+----+--------------------+--------+------+---------------+------+---------+------+---------+----------------+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1:32.188126425</meta:creation-date>
    <dc:date>2019-03-30T02:36:03.564450298</dc:date>
    <meta:editing-duration>PT9M1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3" meta:paragraph-count="59" meta:word-count="713" meta:character-count="4861" meta:non-whitespace-character-count="3855"/>
  </office:meta>
</office:document-meta>
</file>